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99H27M21.300051S" calcext:value-type="time">
            <text:p>599:27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4H39M17.421S" calcext:value-type="time">
            <text:p>04:39</text:p>
          </table:table-cell>
          <table:table-cell table:style-name="ce3"/>
          <table:table-cell office:value-type="string" calcext:value-type="string">
            <text:p>Puzzle lock rotation, puzzle lock via masking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29H11M20.428S" calcext:value-type="time">
            <text:p>29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08:02:50.5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5T12:21:40.176000000</dc:date>
    <dc:creator>Benjamin Laws</dc:creator>
    <meta:editing-duration>P25DT4H43M48S</meta:editing-duration>
    <meta:editing-cycles>670</meta:editing-cycles>
    <meta:generator>LibreOffice/7.2.6.2$Windows_X86_64 LibreOffice_project/b0ec3a565991f7569a5a7f5d24fed7f52653d754</meta:generator>
    <meta:document-statistic meta:table-count="2" meta:cell-count="924" meta:object-count="0"/>
  </office:meta>
</office:document-meta>
</file>